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167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056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183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Kelola Mahasiswa</text:p>
          </draw:text-box>
        </draw:frame>
        <draw:custom-shape draw:style-name="gr6" draw:text-style-name="P5" draw:layer="layout" svg:width="2.667cm" svg:height="0.635cm" svg:x="5.004cm" svg:y="2.9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2.9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2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2.9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2.9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3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67cm" svg:height="5.334cm" svg:x="5.004cm" svg:y="3.8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556cm" svg:height="5.334cm" svg:x="7.671cm" svg:y="3.861cm">
          <text:p text:style-name="P2"><text:span text:style-name="T1">Na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683cm" svg:height="5.334cm" draw:transform="skewX (-0.00977384381116825) translate (11.227cm 3.861cm)">
          <text:p text:style-name="P2"><text:span text:style-name="T1">NO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2.667cm" svg:height="5.334cm" svg:x="14.91cm" svg:y="3.861cm">
          <text:p text:style-name="P2"><text:span text:style-name="T1">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54cm" svg:height="5.334cm" svg:x="17.577cm" svg:y="3.8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623cm" svg:x2="20.117cm" svg:y2="4.623cm">
          <text:p/>
        </draw:line>
        <draw:line draw:style-name="gr2" draw:text-style-name="P1" draw:layer="layout" svg:x1="5.639cm" svg:y1="5.131cm" svg:x2="7.29cm" svg:y2="5.131cm">
          <text:p/>
        </draw:line>
        <draw:line draw:style-name="gr2" draw:text-style-name="P1" draw:layer="layout" svg:x1="5.64cm" svg:y1="7.931cm" svg:x2="7.291cm" svg:y2="7.931cm">
          <text:p/>
        </draw:line>
        <draw:line draw:style-name="gr2" draw:text-style-name="P1" draw:layer="layout" svg:x1="7.29cm" svg:y1="5.131cm" svg:x2="5.639cm" svg:y2="7.925cm">
          <text:p/>
        </draw:line>
        <draw:line draw:style-name="gr2" draw:text-style-name="P1" draw:layer="layout" svg:x1="8.739cm" svg:y1="5.131cm" svg:x2="10.39cm" svg:y2="5.131cm">
          <text:p/>
        </draw:line>
        <draw:line draw:style-name="gr2" draw:text-style-name="P1" draw:layer="layout" svg:x1="8.74cm" svg:y1="7.931cm" svg:x2="10.391cm" svg:y2="7.931cm">
          <text:p/>
        </draw:line>
        <draw:line draw:style-name="gr2" draw:text-style-name="P1" draw:layer="layout" svg:x1="10.39cm" svg:y1="5.131cm" svg:x2="8.739cm" svg:y2="7.925cm">
          <text:p/>
        </draw:line>
        <draw:line draw:style-name="gr2" draw:text-style-name="P1" draw:layer="layout" svg:x1="12.139cm" svg:y1="5.131cm" svg:x2="13.79cm" svg:y2="5.131cm">
          <text:p/>
        </draw:line>
        <draw:line draw:style-name="gr2" draw:text-style-name="P1" draw:layer="layout" svg:x1="12.14cm" svg:y1="7.931cm" svg:x2="13.791cm" svg:y2="7.931cm">
          <text:p/>
        </draw:line>
        <draw:line draw:style-name="gr2" draw:text-style-name="P1" draw:layer="layout" svg:x1="13.79cm" svg:y1="5.131cm" svg:x2="12.139cm" svg:y2="7.925cm">
          <text:p/>
        </draw:line>
        <draw:line draw:style-name="gr2" draw:text-style-name="P1" draw:layer="layout" svg:x1="15.439cm" svg:y1="5.131cm" svg:x2="17.09cm" svg:y2="5.131cm">
          <text:p/>
        </draw:line>
        <draw:line draw:style-name="gr2" draw:text-style-name="P1" draw:layer="layout" svg:x1="15.44cm" svg:y1="7.931cm" svg:x2="17.091cm" svg:y2="7.931cm">
          <text:p/>
        </draw:line>
        <draw:line draw:style-name="gr2" draw:text-style-name="P1" draw:layer="layout" svg:x1="17.09cm" svg:y1="5.131cm" svg:x2="15.439cm" svg:y2="7.925cm">
          <text:p/>
        </draw:line>
        <draw:line draw:style-name="gr2" draw:text-style-name="P1" draw:layer="layout" svg:x1="18.085cm" svg:y1="5.131cm" svg:x2="19.736cm" svg:y2="5.131cm">
          <text:p/>
        </draw:line>
        <draw:line draw:style-name="gr2" draw:text-style-name="P1" draw:layer="layout" svg:x1="18.086cm" svg:y1="7.931cm" svg:x2="19.737cm" svg:y2="7.931cm">
          <text:p/>
        </draw:line>
        <draw:line draw:style-name="gr2" draw:text-style-name="P1" draw:layer="layout" svg:x1="19.736cm" svg:y1="5.131cm" svg:x2="18.085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6:35:12.366191350</dc:date>
    <meta:editing-duration>PT18M6S</meta:editing-duration>
    <meta:editing-cycles>3</meta:editing-cycles>
    <meta:generator>LibreOffice/5.1.6.2$Linux_x86 LibreOffice_project/10m0$Build-2</meta:generator>
    <meta:document-statistic meta:object-count="33"/>
  </office:meta>
</office:document-meta>
</file>